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ee9" officeooo:paragraph-rsid="000e6ee9"/>
    </style:style>
    <style:style style:name="P2" style:family="paragraph" style:parent-style-name="Standard">
      <style:text-properties officeooo:rsid="000e6ee9" officeooo:paragraph-rsid="000e6ee9"/>
    </style:style>
    <style:style style:name="P3" style:family="paragraph" style:parent-style-name="Standard">
      <style:text-properties officeooo:rsid="00103517" officeooo:paragraph-rsid="00103517"/>
    </style:style>
    <style:style style:name="P4" style:family="paragraph" style:parent-style-name="Standard">
      <style:text-properties officeooo:rsid="00111cdd" officeooo:paragraph-rsid="00111cdd"/>
    </style:style>
    <style:style style:name="P5" style:family="paragraph" style:parent-style-name="Standard">
      <style:text-properties officeooo:rsid="00111cdd" officeooo:paragraph-rsid="0012800f"/>
    </style:style>
    <style:style style:name="P6" style:family="paragraph" style:parent-style-name="Standard">
      <style:text-properties officeooo:rsid="00111cdd" officeooo:paragraph-rsid="00145fff"/>
    </style:style>
    <style:style style:name="T1" style:family="text">
      <style:text-properties officeooo:rsid="00114888"/>
    </style:style>
    <style:style style:name="T2" style:family="text">
      <style:text-properties officeooo:rsid="00145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de 1</text:p>
      <text:p text:style-name="P3">function calcularFatorial(num) {</text:p>
      <text:p text:style-name="P3"><text:s text:c="2"/>return num &gt; 1 ? num * calcularFatorial(num - 1) : 1;</text:p>
      <text:p text:style-name="P3">}</text:p>
      <text:p text:style-name="P1"/>
      <text:p text:style-name="P1">Code 2</text:p>
      <text:p text:style-name="P1">var string = "my name is shreya";</text:p>
      <text:p text:style-name="P1">var first = string.charAt[0];</text:p>
      <text:p text:style-name="P1">var rem = string.slice(1);</text:p>
      <text:p text:style-name="P1">regexp = /^[A-Z]/;</text:p>
      <text:p text:style-name="P1">if(regexp.test(string)){</text:p>
      <text:p text:style-name="P1">console.log("uppercase");</text:p>
      <text:p text:style-name="P1">}</text:p>
      <text:p text:style-name="P1">else{</text:p>
      <text:p text:style-name="P1">console.log(string.charAt(0).toUpperCase() + "" +rem);</text:p>
      <text:p text:style-name="P1">}</text:p>
      <text:p text:style-name="P1"/>
      <text:p text:style-name="P1">Code3</text:p>
      <text:p text:style-name="P1"><text:s/>function Calculator() {</text:p>
      <text:p text:style-name="P1"/>
      <text:p text:style-name="P1"><text:s text:c="2"/>this.read = function() {</text:p>
      <text:p text:style-name="P1"><text:s text:c="4"/>this.a = +prompt('a?', 0);</text:p>
      <text:p text:style-name="P1"><text:s text:c="4"/>this.b = +prompt('b?', 0);</text:p>
      <text:p text:style-name="P1"><text:s text:c="2"/>};</text:p>
      <text:p text:style-name="P1"/>
      <text:p text:style-name="P1"><text:s text:c="2"/>this.sum = function() {</text:p>
      <text:p text:style-name="P1"><text:s text:c="4"/>return this.a + this.b;</text:p>
      <text:p text:style-name="P1"><text:s text:c="2"/>};</text:p>
      <text:p text:style-name="P1"/>
      <text:p text:style-name="P1"><text:s text:c="2"/>this.mul = function() {</text:p>
      <text:p text:style-name="P1"><text:s text:c="4"/>return this.a * this.b;</text:p>
      <text:p text:style-name="P1"><text:s text:c="2"/>};</text:p>
      <text:p text:style-name="P1">}</text:p>
      <text:p text:style-name="P1"/>
      <text:p text:style-name="P1">let calculator = new Calculator();</text:p>
      <text:p text:style-name="P1">calculator.read();</text:p>
      <text:p text:style-name="P1"/>
      <text:p text:style-name="P1">alert( "Sum=" + calculator.sum() );</text:p>
      <text:p text:style-name="P1">alert( "Mul=" + calculator.mul() );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de4</text:p>
      <text:p text:style-name="P4"/>
      <text:p text:style-name="P6">Deep Copy <text:span text:style-name="T2">withot </text:span><text:span text:style-name="T1">using internal operators</text:span></text:p>
      <text:p text:style-name="P4"/>
      <text:p text:style-name="P4">const test = {</text:p>
      <text:p text:style-name="P4"><text:s/>past: <text:s text:c="3"/>[{day: 31}, {month: 12}, {year: 2020}],</text:p>
      <text:p text:style-name="P4"><text:s/>present: [{day: 10}, {month: 02}, {year: 2022}] <text:s text:c="2"/></text:p>
      <text:p text:style-name="P4">};</text:p>
      <text:p text:style-name="P4">const deepClone = (input) =&gt; {</text:p>
      <text:p text:style-name="P4"><text:s text:c="4"/>let result = [];</text:p>
      <text:p text:style-name="P4"><text:s text:c="4"/>if(typeof input != 'object'){</text:p>
      <text:p text:style-name="P4"><text:s text:c="8"/>return input;</text:p>
      <text:p text:style-name="P4"><text:s text:c="4"/>}</text:p>
      <text:p text:style-name="P4"><text:s text:c="4"/>for(let key in input)</text:p>
      <text:p text:style-name="P4"><text:s text:c="4"/>{</text:p>
      <text:p text:style-name="P4"><text:s text:c="6"/>result[key] = deepClone(input[key]);</text:p>
      <text:p text:style-name="P4"><text:s text:c="4"/>}</text:p>
      <text:p text:style-name="P4">return result;</text:p>
      <text:p text:style-name="P4"/>
      <text:p text:style-name="P4">}</text:p>
      <text:p text:style-name="P4">let clone = deepClone(test);</text:p>
      <text:p text:style-name="P4">console.log(clone === test);</text:p>
      <text:p text:style-name="P4">test.past[2].year = 2000;</text:p>
      <text:p text:style-name="P4">console.log(test);</text:p>
      <text:p text:style-name="P4">console.log("========");</text:p>
      <text:p text:style-name="P4">console.log(clone);</text:p>
      <text:p text:style-name="P5"/>
      <text:p text:style-name="P5"/>
      <text:p text:style-name="P5"/>
      <text:p text:style-name="P5"/>
      <text:p text:style-name="P5"/>
      <text:p text:style-name="P5"/>
      <text:p text:style-name="P5">Deep Copy <text:span text:style-name="T1">using internal operators</text:span></text:p>
      <text:p text:style-name="P5"/>
      <text:p text:style-name="P5">const myOriginal = {</text:p>
      <text:p text:style-name="P5"><text:s text:c="4"/>someProp: "with a string value",</text:p>
      <text:p text:style-name="P5"><text:s text:c="4"/>anotherProp: {</text:p>
      <text:p text:style-name="P5"><text:s text:c="6"/>withAnotherProp: 1,</text:p>
      <text:p text:style-name="P5"><text:s text:c="6"/>andAnotherProp: true</text:p>
      <text:p text:style-name="P5"><text:s text:c="4"/>}</text:p>
      <text:p text:style-name="P5"><text:s text:c="2"/>};</text:p>
      <text:p text:style-name="P5"><text:s text:c="2"/></text:p>
      <text:p text:style-name="P5"><text:s text:c="2"/>const myShallowCopy = {...myOriginal};</text:p>
      <text:p text:style-name="P5"><text:s text:c="2"/>//const myDeepCopy = JSON.parse(JSON.stringify(myOriginal));</text:p>
      <text:p text:style-name="P5"><text:s text:c="2"/>const myDeepCopy = structuredClone(myOriginal);</text:p>
      <text:p text:style-name="P5">// <text:s text:c="2"/>myShallowCopy.aNewProp = "a new value";</text:p>
      <text:p text:style-name="P5">// console.log(myOriginal.aNewProp)</text:p>
      <text:p text:style-name="P5">myShallowCopy.anotherProp.aNewProp = "a new value";</text:p>
      <text:p text:style-name="P5">//console.log(myOriginal.anotherProp) </text:p>
      <text:p text:style-name="P5"><text:soft-page-break/>console.log(myDeepCopy);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23:48:48.940962565</meta:creation-date>
    <dc:date>2022-02-10T13:31:03.685960987</dc:date>
    <meta:editing-duration>PT1H8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2" meta:word-count="216" meta:character-count="1688" meta:non-whitespace-character-count="1429"/>
  </office:meta>
</office:document-meta>
</file>